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sans-serif"/>
    <style:font-face style:name="arial" svg:font-family="arial, x-locale-body,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1c0c" officeooo:paragraph-rsid="000a1c0c"/>
    </style:style>
    <style:style style:name="P2" style:family="paragraph" style:parent-style-name="Standard">
      <style:text-properties officeooo:paragraph-rsid="000a1c0c"/>
    </style:style>
    <style:style style:name="T1" style:family="text">
      <style:text-properties fo:font-variant="normal" fo:text-transform="none" fo:color="#000000" loext:opacity="100%" style:text-line-through-style="none" style:text-line-through-type="none" style:font-name="Roboto" fo:font-size="12pt" fo:font-style="normal" style:text-underline-style="none" fo:font-weight="normal" style:text-blinking="false" fo:background-color="transparent" loext:char-shading-value="0"/>
    </style:style>
    <style:style style:name="T2" style:family="text">
      <style:text-properties fo:font-variant="normal" fo:text-transform="none" fo:color="#212121" loext:opacity="100%" style:font-name="arial" fo:font-size="12pt" fo:letter-spacing="normal" fo:font-style="normal" fo:font-weight="normal"/>
    </style:style>
    <style:style style:name="T3" style:family="text">
      <style:text-properties fo:font-variant="normal" fo:text-transform="none" fo:color="#212121" loext:opacity="100%" style:font-name="arial" fo:font-size="12pt" fo:letter-spacing="normal" fo:font-style="normal" fo:font-weight="normal" fo:background-color="#eeeeee" loext:char-shading-value="0"/>
    </style:style>
    <style:style style:name="T4" style:family="text">
      <style:text-properties fo:font-variant="normal" fo:text-transform="none" fo:color="#212121" loext:opacity="100%" fo:letter-spacing="normal"/>
    </style:style>
    <style:style style:name="T5" style:family="text">
      <style:text-properties officeooo:rsid="000a1c0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1.<text:tab/></text:span><text:bookmark text:name="docs-internal-guid-8061a799-7fff-7e5a-c565-e35c2dcd5328"/><text:span text:style-name="T1">Onderzoek wat een paragraaf tag is en hoe hij gebruikt wordt. <text:line-break/>Geef hier een voorbeeld bij.</text:span></text:p>
      <text:p text:style-name="P2"/>
      <text:p text:style-name="P1">Een paragraaf tag is bedoeld voor teksten die langer zijn dan enkele woorden.</text:p>
      <text:p text:style-name="P1"/>
      <text:p text:style-name="P2"><text:span text:style-name="T5">&lt;p&gt;</text:span><text:span text:style-name="T2">The </text:span><text:span text:style-name="Strong_20_Emphasis"><text:span text:style-name="T2">HTML </text:span></text:span><text:span text:style-name="Strong_20_Emphasis"><text:span text:style-name="Source_20_Text"><text:span text:style-name="T3">&lt;p&gt;</text:span></text:span></text:span><text:span text:style-name="Strong_20_Emphasis"><text:span text:style-name="T2"> element</text:span></text:span><text:span text:style-name="T2"> represents a paragraph.</text:span><text:span text:style-name="T4"> </text:span><text:span text:style-name="T2">Paragraphs are usually represented in visual media as blocks of text separated from adjacent blocks by blank lines and/or first-line indentation, but HTML paragraphs can be any structural grouping of related content, such as images or form fields.</text:span> <text:span text:style-name="T5">&lt;/p&gt;</text:span></text:p>
      <text:p text:style-name="P2"/>
      <text:p text:style-name="P2"><text:span text:style-name="T5">2.<text:tab/></text:span><text:bookmark text:name="docs-internal-guid-d7fefd44-7fff-dff4-14d3-90f8753e0edb"/><text:span text:style-name="T1">Onderzoek en leg het verschil tussen het stoppen van alle tekst in één paragraaf tag, en het opsplitsen van de tekst in meerdere tags uit.</text:span></text:p>
      <text:p text:style-name="P1"/>
      <text:p text:style-name="P1">Voor de accessibility is het goed om grote teksten op te delen in meerdere meerdere tags. Screenreaders kunnen van paragraaf naar paragraaf skippen zodat de gebruiker snel de inhoud kan skimmen.</text:p>
      <text:p text:style-name="P1"/>
      <text:p text:style-name="P1"><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sans-serif"/>
    <style:font-face style:name="arial" svg:font-family="arial, x-locale-body,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1:43:41.048000000</meta:creation-date>
    <dc:date>2021-05-04T11:52:14.044000000</dc:date>
    <meta:editing-duration>PT8M33S</meta:editing-duration>
    <meta:editing-cycles>1</meta:editing-cycles>
    <meta:document-statistic meta:table-count="0" meta:image-count="0" meta:object-count="0" meta:page-count="1" meta:paragraph-count="5" meta:word-count="133" meta:character-count="806" meta:non-whitespace-character-count="677"/>
    <meta:generator>LibreOffice/7.0.4.2$Windows_X86_64 LibreOffice_project/dcf040e67528d9187c66b2379df5ea4407429775</meta:generator>
  </office:meta>
</office:document-meta>
</file>